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7ed10" officeooo:paragraph-rsid="0007ed10" style:font-size-asian="15.75pt" style:font-size-complex="18pt"/>
    </style:style>
    <style:style style:name="P2" style:family="paragraph" style:parent-style-name="Standard">
      <style:text-properties fo:font-size="18pt" officeooo:rsid="000bf168" officeooo:paragraph-rsid="000bf168" style:font-size-asian="15.75pt" style:font-size-complex="18pt"/>
    </style:style>
    <style:style style:name="P3" style:family="paragraph" style:parent-style-name="Standard">
      <style:text-properties fo:font-size="18pt" officeooo:rsid="000d551f" officeooo:paragraph-rsid="000d551f" style:font-size-asian="15.75pt" style:font-size-complex="18pt"/>
    </style:style>
    <style:style style:name="P4" style:family="paragraph" style:parent-style-name="Standard">
      <style:text-properties fo:font-size="18pt" officeooo:rsid="000e8c03" officeooo:paragraph-rsid="000e8c03" style:font-size-asian="15.75pt" style:font-size-complex="18pt"/>
    </style:style>
    <style:style style:name="P5" style:family="paragraph" style:parent-style-name="Standard">
      <style:text-properties fo:font-size="12pt" officeooo:rsid="0007ed10" officeooo:paragraph-rsid="0007ed10" style:font-size-asian="10.5pt" style:font-size-complex="12pt"/>
    </style:style>
    <style:style style:name="P6" style:family="paragraph" style:parent-style-name="Standard">
      <style:text-properties fo:font-size="12pt" officeooo:rsid="000b6528" officeooo:paragraph-rsid="000b6528" style:font-size-asian="10.5pt" style:font-size-complex="12pt"/>
    </style:style>
    <style:style style:name="P7" style:family="paragraph" style:parent-style-name="Standard">
      <style:text-properties fo:font-size="12pt" officeooo:rsid="000bf168" officeooo:paragraph-rsid="000bf168" style:font-size-asian="10.5pt" style:font-size-complex="12pt"/>
    </style:style>
    <style:style style:name="P8" style:family="paragraph" style:parent-style-name="Standard">
      <style:text-properties fo:font-size="12pt" officeooo:rsid="000d551f" officeooo:paragraph-rsid="000d551f" style:font-size-asian="10.5pt" style:font-size-complex="12pt"/>
    </style:style>
    <style:style style:name="P9" style:family="paragraph" style:parent-style-name="Standard">
      <style:text-properties fo:font-size="12pt" officeooo:rsid="000e7af4" officeooo:paragraph-rsid="000e7af4" style:font-size-asian="10.5pt" style:font-size-complex="12pt"/>
    </style:style>
    <style:style style:name="P10" style:family="paragraph" style:parent-style-name="Standard">
      <style:text-properties fo:font-size="12pt" officeooo:rsid="000f6789" officeooo:paragraph-rsid="000f6789" style:font-size-asian="10.5pt" style:font-size-complex="12pt"/>
    </style:style>
    <style:style style:name="P11" style:family="paragraph" style:parent-style-name="Standard">
      <style:text-properties fo:font-size="12pt" officeooo:rsid="000ff5ca" officeooo:paragraph-rsid="000f6789" style:font-size-asian="10.5pt" style:font-size-complex="12pt"/>
    </style:style>
    <style:style style:name="P12" style:family="paragraph" style:parent-style-name="Standard">
      <style:text-properties fo:font-size="12pt" officeooo:rsid="000ff5ca" officeooo:paragraph-rsid="000ff5ca" style:font-size-asian="10.5pt" style:font-size-complex="12pt"/>
    </style:style>
    <style:style style:name="P13" style:family="paragraph" style:parent-style-name="Standard">
      <style:text-properties fo:font-size="12pt" officeooo:rsid="001141c2" officeooo:paragraph-rsid="001141c2" style:font-size-asian="10.5pt" style:font-size-complex="12pt"/>
    </style:style>
    <style:style style:name="P14" style:family="paragraph" style:parent-style-name="Standard">
      <style:text-properties fo:font-size="12pt" officeooo:rsid="0012c2af" officeooo:paragraph-rsid="0012c2af" style:font-size-asian="10.5pt" style:font-size-complex="12pt"/>
    </style:style>
    <style:style style:name="T1" style:family="text">
      <style:text-properties officeooo:rsid="000e8c03"/>
    </style:style>
    <style:style style:name="T2" style:family="text">
      <style:text-properties officeooo:rsid="000f6789"/>
    </style:style>
    <style:style style:name="T3" style:family="text">
      <style:text-properties officeooo:rsid="0012c2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ema Change</text:p>
      <text:p text:style-name="P5">To implement a change of schema the following steps would have to be taken</text:p>
      <text:p text:style-name="P5">1. The columns would have to be added to the tables in the schema.q script</text:p>
      <text:p text:style-name="P5">2. The columns would also need to be added to the feedhandler scripts</text:p>
      <text:p text:style-name="P5"/>
      <text:p text:style-name="P6">The rest of the supporting scripts load in the schema file for reference and should therefore pick up the changes from there</text:p>
      <text:p text:style-name="P6"/>
      <text:p text:style-name="P4">TPLog Recovery</text:p>
      <text:p text:style-name="P13">The <text:span text:style-name="T3">second </text:span>last message in the tpLog file is not enlisted instead of it being a nested list. Likely what happened enlist was not added to the message before it was written down to disk</text:p>
      <text:p text:style-name="P14">Also another error in the tpLog shows the sym column for one message to be of type string instead of symbols</text:p>
      <text:p text:style-name="P14"/>
      <text:p text:style-name="P14">Another error shows the price column is of type float in the tpLog file instead of type long</text:p>
      <text:p text:style-name="P14"/>
      <text:p text:style-name="P14">The fixes for all of the above are as below</text:p>
      <text:p text:style-name="P3">DB Errors</text:p>
      <text:p text:style-name="P8">T1 is missing its .d file. This could be copied from one of the other tables as they have the same column names</text:p>
      <text:p text:style-name="P8"/>
      <text:p text:style-name="P8">T2 <text:span text:style-name="T1">is missing a value in the price column. This could be fixed and filling the columns with nulls and resaving the data</text:span></text:p>
      <text:p text:style-name="P8"/>
      <text:p text:style-name="P9">T3 is not enumerated over the sym file. This could be fixed by re-enumerating the table with .Q.en</text:p>
      <text:p text:style-name="P4">Blocking Calls</text:p>
      <text:p text:style-name="P10">The first two elements I would check would be to see if there are filters on the queries on whether they are selecting all columns.</text:p>
      <text:p text:style-name="P10"/>
      <text:p text:style-name="P12">On a command level a few things to do would be:</text:p>
      <text:p text:style-name="P10">One solution to this would be to ensure that on query run can be run without having a filter on it, especially including the filter the db is partitioned on. Perhaps even putting a limit on the number of days that queries can be run over.</text:p>
      <text:p text:style-name="P10"/>
      <text:p text:style-name="P10">The other would be to create a parse tree and dynamically add the columns needed to the query.</text:p>
      <text:p text:style-name="P10"/>
      <text:p text:style-name="P12">You could also try build out some platform capabilites: i.e. implement a caching functionality which would allow frequently run queries to be stored in memory and returned quicker.</text:p>
      <text:p text:style-name="P12"/>
      <text:p text:style-name="P12">Also with multiple users connecting 1 hdb instance, each user would be sending queries synchronously so this would mean only one query could be run at a time. This means others users would be blocked from running a query if one is in progress. Another feature that could be added would be to have a gateway so that queries are routed through one application and are sent to free hdb instances.</text:p>
      <text:p text:style-name="P11"/>
      <text:p text:style-name="P2"><text:span text:style-name="T2">Q</text:span>uery Performance</text:p>
      <text:p text:style-name="P7">q)f</text:p>
      <text:p text:style-name="P7"><text:soft-page-break/>{$[-14h~type x;:x;:"D"$x]}</text:p>
      <text:p text:style-name="P7">q)f2</text:p>
      <text:p text:style-name="P7">{vals:distinct x;dct:vals!f@/:vals;:dct[x]}</text:p>
      <text:p text:style-name="P7">q)\t StringtoDate raze 500000#enlist("2010.01.01";2010.01.02)</text:p>
      <text:p text:style-name="P7">1310</text:p>
      <text:p text:style-name="P7">q)\t f @/:raze 500000#enlist("2010.01.01";2010.01.02)</text:p>
      <text:p text:style-name="P7">837</text:p>
      <text:p text:style-name="P7">q)\t f2 raze 500000#enlist("2010.01.01";2010.01.02)</text:p>
      <text:p text:style-name="P7">45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30T19:15:51.908635562</meta:creation-date>
    <dc:date>2019-06-30T21:28:39.157376632</dc:date>
    <meta:editing-duration>PT41M49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32" meta:word-count="442" meta:character-count="2497" meta:non-whitespace-character-count="2087"/>
  </office:meta>
</office:document-meta>
</file>